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7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6.359cm"/>
    </style:style>
    <style:style style:name="co9" style:family="table-column">
      <style:table-column-properties fo:break-before="auto" style:column-width="10.522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able-cell-properties fo:background-color="transparen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/>
      <style:text-properties style:text-underline-style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id" fo:country="ID"/>
    </style:style>
    <style:style style:name="T3" style:family="text">
      <style:text-properties fo:language="de" fo:country="DE"/>
    </style:style>
  </office:automatic-styles>
  <office:body>
    <office:spreadsheet>
      <table:table table:name="Conan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5" table:number-columns-repeated="1018" table:default-cell-style-name="ce5"/>
        <table:table-row table:style-name="ro1">
          <table:table-cell office:value-type="string">
            <text:p>Legions of the dead</text:p>
          </table:table-cell>
          <table:table-cell office:value-type="string">
            <text:p>Conan the swordsman</text:p>
          </table:table-cell>
          <table:table-cell office:value-type="string">
            <text:p>LC/LSdC</text:p>
          </table:table-cell>
          <table:table-cell office:value-type="float" office:value="1263">
            <text:p>1263</text:p>
          </table:table-cell>
          <table:table-cell table:formula="of:=[.D1]-1248" office:value-type="float" office:value="15">
            <text:p>1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thing in the crypt</text:p>
          </table:table-cell>
          <table:table-cell office:value-type="string">
            <text:p>Conan</text:p>
          </table:table-cell>
          <table:table-cell office:value-type="string">
            <text:p>LC/LSdC</text:p>
          </table:table-cell>
          <table:table-cell office:value-type="float" office:value="1264">
            <text:p>1264</text:p>
          </table:table-cell>
          <table:table-cell table:formula="of:=[.D2]-1248" office:value-type="float" office:value="16">
            <text:p>1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defiant</text:p>
          </table:table-cell>
          <table:table-cell/>
          <table:table-cell office:value-type="string">
            <text:p>SP</text:p>
          </table:table-cell>
          <table:table-cell office:value-type="float" office:value="1264">
            <text:p>1264</text:p>
          </table:table-cell>
          <table:table-cell table:formula="of:=[.D3]-1248" office:value-type="float" office:value="16">
            <text:p>1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tower of the elephant</text:p>
          </table:table-cell>
          <table:table-cell office:value-type="string">
            <text:p>Conan</text:p>
          </table:table-cell>
          <table:table-cell office:value-type="string">
            <text:p>REH</text:p>
          </table:table-cell>
          <table:table-cell office:value-type="float" office:value="1265">
            <text:p>1265</text:p>
          </table:table-cell>
          <table:table-cell table:formula="of:=[.D4]-1248" office:value-type="float" office:value="17">
            <text:p>1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and the sorcerer</text:p>
          </table:table-cell>
          <table:table-cell/>
          <table:table-cell office:value-type="string">
            <text:p>AJO</text:p>
          </table:table-cell>
          <table:table-cell office:value-type="float" office:value="1265">
            <text:p>1265</text:p>
          </table:table-cell>
          <table:table-cell table:formula="of:=[.D5]-1248" office:value-type="float" office:value="17">
            <text:p>1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mercenary</text:p>
          </table:table-cell>
          <table:table-cell/>
          <table:table-cell office:value-type="string">
            <text:p>AJO</text:p>
          </table:table-cell>
          <table:table-cell office:value-type="float" office:value="1265">
            <text:p>1265</text:p>
          </table:table-cell>
          <table:table-cell table:formula="of:=[.D6]-1248" office:value-type="float" office:value="17">
            <text:p>1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: the sword of Skelos</text:p>
          </table:table-cell>
          <table:table-cell/>
          <table:table-cell office:value-type="string">
            <text:p>AJO</text:p>
          </table:table-cell>
          <table:table-cell office:value-type="float" office:value="1265">
            <text:p>1265</text:p>
          </table:table-cell>
          <table:table-cell table:formula="of:=[.D7]-1248" office:value-type="float" office:value="17">
            <text:p>1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destroyer</text:p>
          </table:table-cell>
          <table:table-cell/>
          <table:table-cell office:value-type="string">
            <text:p>RJ</text:p>
          </table:table-cell>
          <table:table-cell office:value-type="float" office:value="1266">
            <text:p>1266</text:p>
          </table:table-cell>
          <table:table-cell table:formula="of:=[.D8]-1248" office:value-type="float" office:value="18">
            <text:p>1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magnificent</text:p>
          </table:table-cell>
          <table:table-cell/>
          <table:table-cell office:value-type="string">
            <text:p>RJ</text:p>
          </table:table-cell>
          <table:table-cell office:value-type="float" office:value="1267">
            <text:p>1267</text:p>
          </table:table-cell>
          <table:table-cell table:formula="of:=[.D9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invincible</text:p>
          </table:table-cell>
          <table:table-cell/>
          <table:table-cell office:value-type="string">
            <text:p>RJ</text:p>
          </table:table-cell>
          <table:table-cell office:value-type="float" office:value="1267">
            <text:p>1267</text:p>
          </table:table-cell>
          <table:table-cell table:formula="of:=[.D10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hall of the dead</text:p>
          </table:table-cell>
          <table:table-cell office:value-type="string">
            <text:p>Conan</text:p>
          </table:table-cell>
          <table:table-cell office:value-type="string">
            <text:p>REH</text:p>
          </table:table-cell>
          <table:table-cell office:value-type="float" office:value="1267">
            <text:p>1267</text:p>
          </table:table-cell>
          <table:table-cell table:formula="of:=[.D11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fearless</text:p>
          </table:table-cell>
          <table:table-cell/>
          <table:table-cell office:value-type="string">
            <text:p>SP</text:p>
          </table:table-cell>
          <table:table-cell office:value-type="float" office:value="1267">
            <text:p>1267</text:p>
          </table:table-cell>
          <table:table-cell table:formula="of:=[.D12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god in the bowl</text:p>
          </table:table-cell>
          <table:table-cell office:value-type="string">
            <text:p>Conan</text:p>
          </table:table-cell>
          <table:table-cell office:value-type="string">
            <text:p>REH</text:p>
          </table:table-cell>
          <table:table-cell office:value-type="float" office:value="1267">
            <text:p>1267</text:p>
          </table:table-cell>
          <table:table-cell table:formula="of:=[.D13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warlord</text:p>
          </table:table-cell>
          <table:table-cell/>
          <table:table-cell office:value-type="string">
            <text:p>LC</text:p>
          </table:table-cell>
          <table:table-cell office:value-type="float" office:value="1267">
            <text:p>1267</text:p>
          </table:table-cell>
          <table:table-cell table:formula="of:=[.D14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Rogues in the house</text:p>
          </table:table-cell>
          <table:table-cell office:value-type="string">
            <text:p>Conan</text:p>
          </table:table-cell>
          <table:table-cell office:value-type="string">
            <text:p>REH</text:p>
          </table:table-cell>
          <table:table-cell office:value-type="float" office:value="1267">
            <text:p>1267</text:p>
          </table:table-cell>
          <table:table-cell table:formula="of:=[.D15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victorious</text:p>
          </table:table-cell>
          <table:table-cell/>
          <table:table-cell office:value-type="string">
            <text:p>RJ</text:p>
          </table:table-cell>
          <table:table-cell office:value-type="float" office:value="1267">
            <text:p>1267</text:p>
          </table:table-cell>
          <table:table-cell table:formula="of:=[.D16]-1248" office:value-type="float" office:value="19">
            <text:p>1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champion</text:p>
          </table:table-cell>
          <table:table-cell/>
          <table:table-cell office:value-type="string">
            <text:p>JMR</text:p>
          </table:table-cell>
          <table:table-cell office:value-type="string">
            <text:p>1267-68</text:p>
          </table:table-cell>
          <table:table-cell office:value-type="float" office:value="20">
            <text:p>2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unconquered</text:p>
          </table:table-cell>
          <table:table-cell/>
          <table:table-cell office:value-type="string">
            <text:p>RJ</text:p>
          </table:table-cell>
          <table:table-cell office:value-type="float" office:value="1268">
            <text:p>1268</text:p>
          </table:table-cell>
          <table:table-cell table:formula="of:=[.D18]-1248" office:value-type="float" office:value="20">
            <text:p>2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hand of Nergal</text:p>
          </table:table-cell>
          <table:table-cell office:value-type="string">
            <text:p>Conan</text:p>
          </table:table-cell>
          <table:table-cell office:value-type="string">
            <text:p>REH</text:p>
          </table:table-cell>
          <table:table-cell office:value-type="float" office:value="1268">
            <text:p>1268</text:p>
          </table:table-cell>
          <table:table-cell table:formula="of:=[.D19]-1248" office:value-type="float" office:value="20">
            <text:p>2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city of skulls</text:p>
          </table:table-cell>
          <table:table-cell office:value-type="string">
            <text:p>Conan</text:p>
          </table:table-cell>
          <table:table-cell office:value-type="string">
            <text:p>LC/LSdC</text:p>
          </table:table-cell>
          <table:table-cell office:value-type="float" office:value="1268">
            <text:p>1268</text:p>
          </table:table-cell>
          <table:table-cell table:formula="of:=[.D20]-1248" office:value-type="float" office:value="20">
            <text:p>2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people of the summit</text:p>
          </table:table-cell>
          <table:table-cell office:value-type="string">
            <text:p>Conan the swordsman</text:p>
          </table:table-cell>
          <table:table-cell office:value-type="string">
            <text:p>LSdC / BN</text:p>
          </table:table-cell>
          <table:table-cell office:value-type="float" office:value="1269">
            <text:p>1269</text:p>
          </table:table-cell>
          <table:table-cell table:formula="of:=[.D21]-1248" office:value-type="float" office:value="21">
            <text:p>2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curse of the monolith</text:p>
          </table:table-cell>
          <table:table-cell office:value-type="string">
            <text:p>Conan of Cimmeria</text:p>
          </table:table-cell>
          <table:table-cell office:value-type="string">
            <text:p>LC/LSdC</text:p>
          </table:table-cell>
          <table:table-cell office:value-type="float" office:value="1269">
            <text:p>1269</text:p>
          </table:table-cell>
          <table:table-cell table:formula="of:=[.D22]-1248" office:value-type="float" office:value="21">
            <text:p>2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valiant</text:p>
          </table:table-cell>
          <table:table-cell/>
          <table:table-cell office:value-type="string">
            <text:p>RG</text:p>
          </table:table-cell>
          <table:table-cell office:value-type="float" office:value="1270">
            <text:p>1270</text:p>
          </table:table-cell>
          <table:table-cell table:formula="of:=[.D23]-1248" office:value-type="float" office:value="22">
            <text:p>2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and the spider god</text:p>
          </table:table-cell>
          <table:table-cell/>
          <table:table-cell office:value-type="string">
            <text:p>LSdC</text:p>
          </table:table-cell>
          <table:table-cell office:value-type="float" office:value="1270">
            <text:p>1270</text:p>
          </table:table-cell>
          <table:table-cell table:formula="of:=[.D24]-1248" office:value-type="float" office:value="22">
            <text:p>2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bloodstained god</text:p>
          </table:table-cell>
          <table:table-cell office:value-type="string">
            <text:p>Conan of Cimmeria</text:p>
          </table:table-cell>
          <table:table-cell office:value-type="string">
            <text:p>REH / LSdC</text:p>
          </table:table-cell>
          <table:table-cell office:value-type="float" office:value="1270">
            <text:p>1270</text:p>
          </table:table-cell>
          <table:table-cell table:formula="of:=[.D25]-1248" office:value-type="float" office:value="22">
            <text:p>2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valorous</text:p>
          </table:table-cell>
          <table:table-cell/>
          <table:table-cell office:value-type="string">
            <text:p>JMR</text:p>
          </table:table-cell>
          <table:table-cell office:value-type="float" office:value="1271">
            <text:p>1271</text:p>
          </table:table-cell>
          <table:table-cell table:formula="of:=[.D26]-1248" office:value-type="float" office:value="23">
            <text:p>2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frost giants daughter</text:p>
          </table:table-cell>
          <table:table-cell office:value-type="string">
            <text:p>Conan of Cimmeria</text:p>
          </table:table-cell>
          <table:table-cell office:value-type="string">
            <text:p>REH</text:p>
          </table:table-cell>
          <table:table-cell office:value-type="float" office:value="1271">
            <text:p>1271</text:p>
          </table:table-cell>
          <table:table-cell table:formula="of:=[.D27]-1248" office:value-type="float" office:value="23">
            <text:p>2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lair of the ice worm</text:p>
          </table:table-cell>
          <table:table-cell office:value-type="string">
            <text:p>Conan of Cimmeria</text:p>
          </table:table-cell>
          <table:table-cell office:value-type="string">
            <text:p>LC/LSdC</text:p>
          </table:table-cell>
          <table:table-cell office:value-type="float" office:value="1271">
            <text:p>1271</text:p>
          </table:table-cell>
          <table:table-cell table:formula="of:=[.D28]-1248" office:value-type="float" office:value="23">
            <text:p>2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defender</text:p>
          </table:table-cell>
          <table:table-cell/>
          <table:table-cell office:value-type="string">
            <text:p>RJ</text:p>
          </table:table-cell>
          <table:table-cell office:value-type="float" office:value="1271">
            <text:p>1271</text:p>
          </table:table-cell>
          <table:table-cell table:formula="of:=[.D29]-1248" office:value-type="float" office:value="23">
            <text:p>2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: the road of kings</text:p>
          </table:table-cell>
          <table:table-cell/>
          <table:table-cell office:value-type="string">
            <text:p>KEW</text:p>
          </table:table-cell>
          <table:table-cell office:value-type="float" office:value="1272">
            <text:p>1272</text:p>
          </table:table-cell>
          <table:table-cell table:formula="of:=[.D30]-1248" office:value-type="float" office:value="24">
            <text:p>2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triumphant</text:p>
          </table:table-cell>
          <table:table-cell/>
          <table:table-cell office:value-type="string">
            <text:p>RJ</text:p>
          </table:table-cell>
          <table:table-cell office:value-type="float" office:value="1273">
            <text:p>1273</text:p>
          </table:table-cell>
          <table:table-cell table:formula="of:=[.D31]-1248" office:value-type="float" office:value="25">
            <text:p>2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Queen of the black coast</text:p>
          </table:table-cell>
          <table:table-cell office:value-type="string">
            <text:p>Conan of Cimmeria</text:p>
          </table:table-cell>
          <table:table-cell office:value-type="string">
            <text:p>REH</text:p>
          </table:table-cell>
          <table:table-cell office:value-type="string">
            <text:p>1274-1275</text:p>
          </table:table-cell>
          <table:table-cell office:value-type="float" office:value="26">
            <text:p>2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rebel</text:p>
          </table:table-cell>
          <table:table-cell/>
          <table:table-cell office:value-type="string">
            <text:p>PA</text:p>
          </table:table-cell>
          <table:table-cell office:value-type="float" office:value="1274">
            <text:p>1274</text:p>
          </table:table-cell>
          <table:table-cell table:formula="of:=[.D33]-1248" office:value-type="float" office:value="26">
            <text:p>2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vale of lost women</text:p>
          </table:table-cell>
          <table:table-cell office:value-type="string">
            <text:p>Conan of Cimmeria</text:p>
          </table:table-cell>
          <table:table-cell office:value-type="string">
            <text:p>REH</text:p>
          </table:table-cell>
          <table:table-cell office:value-type="float" office:value="1275">
            <text:p>1275</text:p>
          </table:table-cell>
          <table:table-cell table:formula="of:=[.D34]-1248" office:value-type="float" office:value="27">
            <text:p>2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castle of terror</text:p>
          </table:table-cell>
          <table:table-cell office:value-type="string">
            <text:p>Conan of Cimmeria</text:p>
          </table:table-cell>
          <table:table-cell office:value-type="string">
            <text:p>LC/LSdC</text:p>
          </table:table-cell>
          <table:table-cell office:value-type="float" office:value="1276">
            <text:p>1276</text:p>
          </table:table-cell>
          <table:table-cell table:formula="of:=[.D35]-1248" office:value-type="float" office:value="28">
            <text:p>2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snout in the dark</text:p>
          </table:table-cell>
          <table:table-cell office:value-type="string">
            <text:p>Conan of Cimmeria</text:p>
          </table:table-cell>
          <table:table-cell office:value-type="string">
            <text:p>LC/LSdC</text:p>
          </table:table-cell>
          <table:table-cell office:value-type="float" office:value="1276">
            <text:p>1276</text:p>
          </table:table-cell>
          <table:table-cell table:formula="of:=[.D36]-1248" office:value-type="float" office:value="28">
            <text:p>2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Hawks over Shem</text:p>
          </table:table-cell>
          <table:table-cell office:value-type="string">
            <text:p>Conan the freebooter</text:p>
          </table:table-cell>
          <table:table-cell office:value-type="string">
            <text:p>REH / LSdC</text:p>
          </table:table-cell>
          <table:table-cell office:value-type="float" office:value="1277">
            <text:p>1277</text:p>
          </table:table-cell>
          <table:table-cell table:formula="of:=[.D37]-1248" office:value-type="float" office:value="29">
            <text:p>2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Black colossus</text:p>
          </table:table-cell>
          <table:table-cell office:value-type="string">
            <text:p>Conan the freebooter</text:p>
          </table:table-cell>
          <table:table-cell office:value-type="string">
            <text:p>REH</text:p>
          </table:table-cell>
          <table:table-cell office:value-type="float" office:value="1278">
            <text:p>1278</text:p>
          </table:table-cell>
          <table:table-cell table:formula="of:=[.D38]-1248" office:value-type="float" office:value="30">
            <text:p>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Shadows in the dark</text:p>
          </table:table-cell>
          <table:table-cell office:value-type="string">
            <text:p>Conan the swordsman</text:p>
          </table:table-cell>
          <table:table-cell office:value-type="string">
            <text:p>LC/LSdC</text:p>
          </table:table-cell>
          <table:table-cell office:value-type="float" office:value="1278">
            <text:p>1278</text:p>
          </table:table-cell>
          <table:table-cell table:formula="of:=[.D39]-1248" office:value-type="float" office:value="30">
            <text:p>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renegade</text:p>
          </table:table-cell>
          <table:table-cell/>
          <table:table-cell office:value-type="string">
            <text:p>Leonard Carpenter</text:p>
          </table:table-cell>
          <table:table-cell office:value-type="string">
            <text:p>1278-1279</text:p>
          </table:table-cell>
          <table:table-cell office:value-type="float" office:value="30">
            <text:p>3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Shadows in the moonlight</text:p>
          </table:table-cell>
          <table:table-cell office:value-type="string">
            <text:p>Conan the freebooter</text:p>
          </table:table-cell>
          <table:table-cell office:value-type="string">
            <text:p>REH</text:p>
          </table:table-cell>
          <table:table-cell office:value-type="float" office:value="1279">
            <text:p>1279</text:p>
          </table:table-cell>
          <table:table-cell table:formula="of:=[.D41]-1248"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road of the eagles</text:p>
          </table:table-cell>
          <table:table-cell office:value-type="string">
            <text:p>Conan the freebooter</text:p>
          </table:table-cell>
          <table:table-cell office:value-type="string">
            <text:p>REH / LSdC</text:p>
          </table:table-cell>
          <table:table-cell office:value-type="float" office:value="1279">
            <text:p>1279</text:p>
          </table:table-cell>
          <table:table-cell table:formula="of:=[.D42]-1248"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A witch shall be born</text:p>
          </table:table-cell>
          <table:table-cell office:value-type="string">
            <text:p>Conan the freebooter</text:p>
          </table:table-cell>
          <table:table-cell office:value-type="string">
            <text:p>REH</text:p>
          </table:table-cell>
          <table:table-cell office:value-type="float" office:value="1279">
            <text:p>1279</text:p>
          </table:table-cell>
          <table:table-cell table:formula="of:=[.D43]-1248"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Black tears</text:p>
          </table:table-cell>
          <table:table-cell office:value-type="string">
            <text:p>Conan the wanderer</text:p>
          </table:table-cell>
          <table:table-cell office:value-type="string">
            <text:p>LC/LSdC</text:p>
          </table:table-cell>
          <table:table-cell office:value-type="float" office:value="1279">
            <text:p>1279</text:p>
          </table:table-cell>
          <table:table-cell table:formula="of:=[.D44]-1248"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Shadows in Zamboula</text:p>
          </table:table-cell>
          <table:table-cell office:value-type="string">
            <text:p>Conan the wanderer</text:p>
          </table:table-cell>
          <table:table-cell office:value-type="string">
            <text:p>REH</text:p>
          </table:table-cell>
          <table:table-cell office:value-type="float" office:value="1279">
            <text:p>1279</text:p>
          </table:table-cell>
          <table:table-cell table:formula="of:=[.D45]-1248" office:value-type="float" office:value="31">
            <text:p>3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raider</text:p>
          </table:table-cell>
          <table:table-cell/>
          <table:table-cell office:value-type="string">
            <text:p>Leonard Carpenter</text:p>
          </table:table-cell>
          <table:table-cell office:value-type="float" office:value="1280">
            <text:p>1280</text:p>
          </table:table-cell>
          <table:table-cell table:formula="of:=[.D46]-1248" office:value-type="float" office:value="32">
            <text:p>3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star of Khorala</text:p>
          </table:table-cell>
          <table:table-cell office:value-type="string">
            <text:p>Conan the swordsman</text:p>
          </table:table-cell>
          <table:table-cell office:value-type="string">
            <text:p>LSdC/BN</text:p>
          </table:table-cell>
          <table:table-cell office:value-type="float" office:value="1280">
            <text:p>1280</text:p>
          </table:table-cell>
          <table:table-cell table:formula="of:=[.D47]-1248" office:value-type="float" office:value="32">
            <text:p>3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devil in iron</text:p>
          </table:table-cell>
          <table:table-cell office:value-type="string">
            <text:p>Conan the wanderer</text:p>
          </table:table-cell>
          <table:table-cell office:value-type="string">
            <text:p>REH</text:p>
          </table:table-cell>
          <table:table-cell office:value-type="float" office:value="1280">
            <text:p>1280</text:p>
          </table:table-cell>
          <table:table-cell table:formula="of:=[.D48]-1248" office:value-type="float" office:value="32">
            <text:p>3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flame knife</text:p>
          </table:table-cell>
          <table:table-cell office:value-type="string">
            <text:p>Conan the wanderer</text:p>
          </table:table-cell>
          <table:table-cell office:value-type="string">
            <text:p>REH / LSdC</text:p>
          </table:table-cell>
          <table:table-cell office:value-type="float" office:value="1281">
            <text:p>1281</text:p>
          </table:table-cell>
          <table:table-cell table:formula="of:=[.D49]-1248" office:value-type="float" office:value="33">
            <text:p>3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people of the black circle</text:p>
          </table:table-cell>
          <table:table-cell office:value-type="string">
            <text:p>Conan the adventurer</text:p>
          </table:table-cell>
          <table:table-cell office:value-type="string">
            <text:p>REH</text:p>
          </table:table-cell>
          <table:table-cell office:value-type="float" office:value="1281">
            <text:p>1281</text:p>
          </table:table-cell>
          <table:table-cell table:formula="of:=[.D50]-1248" office:value-type="float" office:value="33">
            <text:p>3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marauder</text:p>
          </table:table-cell>
          <table:table-cell/>
          <table:table-cell office:value-type="string">
            <text:p>JMR</text:p>
          </table:table-cell>
          <table:table-cell office:value-type="float" office:value="1282">
            <text:p>1282</text:p>
          </table:table-cell>
          <table:table-cell table:formula="of:=[.D51]-1248" office:value-type="float" office:value="34">
            <text:p>3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slithering shadow</text:p>
          </table:table-cell>
          <table:table-cell office:value-type="string">
            <text:p>Conan the adventurer</text:p>
          </table:table-cell>
          <table:table-cell office:value-type="string">
            <text:p>REH</text:p>
          </table:table-cell>
          <table:table-cell office:value-type="float" office:value="1282">
            <text:p>1282</text:p>
          </table:table-cell>
          <table:table-cell table:formula="of:=[.D52]-1248" office:value-type="float" office:value="34">
            <text:p>3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Drums of Tombalku</text:p>
          </table:table-cell>
          <table:table-cell office:value-type="string">
            <text:p>Conan the adventurer</text:p>
          </table:table-cell>
          <table:table-cell office:value-type="string">
            <text:p>REH/LSdC</text:p>
          </table:table-cell>
          <table:table-cell office:value-type="float" office:value="1282">
            <text:p>1282</text:p>
          </table:table-cell>
          <table:table-cell table:formula="of:=[.D53]-1248" office:value-type="float" office:value="34">
            <text:p>3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gem in the tower</text:p>
          </table:table-cell>
          <table:table-cell office:value-type="string">
            <text:p>Conan the swordsman</text:p>
          </table:table-cell>
          <table:table-cell office:value-type="string">
            <text:p>LC/LSdC</text:p>
          </table:table-cell>
          <table:table-cell office:value-type="float" office:value="1283">
            <text:p>1283</text:p>
          </table:table-cell>
          <table:table-cell table:formula="of:=[.D54]-1248" office:value-type="float" office:value="35">
            <text:p>3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pool of the black one</text:p>
          </table:table-cell>
          <table:table-cell office:value-type="string">
            <text:p>Conan the adventurer</text:p>
          </table:table-cell>
          <table:table-cell office:value-type="string">
            <text:p>REH</text:p>
          </table:table-cell>
          <table:table-cell office:value-type="float" office:value="1283">
            <text:p>1283</text:p>
          </table:table-cell>
          <table:table-cell table:formula="of:=[.D55]-1248" office:value-type="float" office:value="35">
            <text:p>3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buccaneer</text:p>
          </table:table-cell>
          <table:table-cell/>
          <table:table-cell office:value-type="string">
            <text:p>LC/LSdC</text:p>
          </table:table-cell>
          <table:table-cell office:value-type="float" office:value="1283">
            <text:p>1283</text:p>
          </table:table-cell>
          <table:table-cell table:formula="of:=[.D56]-1248" office:value-type="float" office:value="35">
            <text:p>35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Red nails</text:p>
          </table:table-cell>
          <table:table-cell office:value-type="string">
            <text:p>Conan the warrior</text:p>
          </table:table-cell>
          <table:table-cell office:value-type="string">
            <text:p>REH</text:p>
          </table:table-cell>
          <table:table-cell office:value-type="float" office:value="1284">
            <text:p>1284</text:p>
          </table:table-cell>
          <table:table-cell table:formula="of:=[.D57]-1248" office:value-type="float" office:value="36">
            <text:p>3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Jewels of Gwalhur</text:p>
          </table:table-cell>
          <table:table-cell office:value-type="string">
            <text:p>Conan the warrior</text:p>
          </table:table-cell>
          <table:table-cell office:value-type="string">
            <text:p>REH</text:p>
          </table:table-cell>
          <table:table-cell office:value-type="float" office:value="1284">
            <text:p>1284</text:p>
          </table:table-cell>
          <table:table-cell table:formula="of:=[.D58]-1248" office:value-type="float" office:value="36">
            <text:p>3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ivory goddess</text:p>
          </table:table-cell>
          <table:table-cell office:value-type="string">
            <text:p>Conan the swordsman</text:p>
          </table:table-cell>
          <table:table-cell office:value-type="string">
            <text:p>LC/LSdC</text:p>
          </table:table-cell>
          <table:table-cell office:value-type="float" office:value="1284">
            <text:p>1284</text:p>
          </table:table-cell>
          <table:table-cell table:formula="of:=[.D59]-1248" office:value-type="float" office:value="36">
            <text:p>3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Beyond the black river</text:p>
          </table:table-cell>
          <table:table-cell office:value-type="string">
            <text:p>Conan the warrior</text:p>
          </table:table-cell>
          <table:table-cell office:value-type="string">
            <text:p>REH</text:p>
          </table:table-cell>
          <table:table-cell office:value-type="float" office:value="1286">
            <text:p>1286</text:p>
          </table:table-cell>
          <table:table-cell table:formula="of:=[.D60]-1248" office:value-type="float" office:value="38">
            <text:p>3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Moon of blood</text:p>
          </table:table-cell>
          <table:table-cell office:value-type="string">
            <text:p>Conan the swordsman</text:p>
          </table:table-cell>
          <table:table-cell office:value-type="string">
            <text:p>LC/LSdC</text:p>
          </table:table-cell>
          <table:table-cell office:value-type="float" office:value="1286">
            <text:p>1286</text:p>
          </table:table-cell>
          <table:table-cell table:formula="of:=[.D61]-1248" office:value-type="float" office:value="38">
            <text:p>3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reasure of Tranicos</text:p>
          </table:table-cell>
          <table:table-cell office:value-type="string">
            <text:p>Conan the usurper</text:p>
          </table:table-cell>
          <table:table-cell office:value-type="string">
            <text:p>REH</text:p>
          </table:table-cell>
          <table:table-cell office:value-type="float" office:value="1287">
            <text:p>1287</text:p>
          </table:table-cell>
          <table:table-cell table:formula="of:=[.D62]-1248" office:value-type="float" office:value="39">
            <text:p>3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Wolves beyond the border</text:p>
          </table:table-cell>
          <table:table-cell office:value-type="string">
            <text:p>Conan the usurper</text:p>
          </table:table-cell>
          <table:table-cell office:value-type="string">
            <text:p>REH/LSdC</text:p>
          </table:table-cell>
          <table:table-cell office:value-type="float" office:value="1288">
            <text:p>1288</text:p>
          </table:table-cell>
          <table:table-cell table:formula="of:=[.D63]-1248" office:value-type="float" office:value="40">
            <text:p>4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liberator</text:p>
          </table:table-cell>
          <table:table-cell/>
          <table:table-cell office:value-type="string">
            <text:p>LC/LSdC</text:p>
          </table:table-cell>
          <table:table-cell office:value-type="string">
            <text:p>1287-1288</text:p>
          </table:table-cell>
          <table:table-cell office:value-type="float" office:value="40">
            <text:p>4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Phoenix on the sword</text:p>
          </table:table-cell>
          <table:table-cell office:value-type="string">
            <text:p>Conan the usurper</text:p>
          </table:table-cell>
          <table:table-cell office:value-type="string">
            <text:p>REH</text:p>
          </table:table-cell>
          <table:table-cell office:value-type="float" office:value="1289">
            <text:p>1289</text:p>
          </table:table-cell>
          <table:table-cell table:formula="of:=[.D65]-1248" office:value-type="float" office:value="41">
            <text:p>41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scarlet citadel</text:p>
          </table:table-cell>
          <table:table-cell office:value-type="string">
            <text:p>Conan the usurper</text:p>
          </table:table-cell>
          <table:table-cell office:value-type="string">
            <text:p>REH</text:p>
          </table:table-cell>
          <table:table-cell office:value-type="string">
            <text:p>1290-1291</text:p>
          </table:table-cell>
          <table:table-cell office:value-type="float" office:value="43">
            <text:p>43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conqueror</text:p>
          </table:table-cell>
          <table:table-cell/>
          <table:table-cell office:value-type="string">
            <text:p>REH</text:p>
          </table:table-cell>
          <table:table-cell office:value-type="string">
            <text:p>1293-1294</text:p>
          </table:table-cell>
          <table:table-cell office:value-type="float" office:value="46">
            <text:p>46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the avenger / The return of Conan</text:p>
          </table:table-cell>
          <table:table-cell/>
          <table:table-cell office:value-type="string">
            <text:p>LSdC/BN</text:p>
          </table:table-cell>
          <table:table-cell office:value-type="float" office:value="1295">
            <text:p>1295</text:p>
          </table:table-cell>
          <table:table-cell table:formula="of:=[.D68]-1248" office:value-type="float" office:value="47">
            <text:p>47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The witch of the mists</text:p>
          </table:table-cell>
          <table:table-cell office:value-type="string">
            <text:p>Conan of Aquilonia</text:p>
          </table:table-cell>
          <table:table-cell office:value-type="string">
            <text:p>LC/LSdC</text:p>
          </table:table-cell>
          <table:table-cell office:value-type="float" office:value="1306">
            <text:p>1306</text:p>
          </table:table-cell>
          <table:table-cell table:formula="of:=[.D69]-1248" office:value-type="float" office:value="58">
            <text:p>5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Black Sphinx of Nebthu</text:p>
          </table:table-cell>
          <table:table-cell office:value-type="string">
            <text:p>Conan of Aquilonia</text:p>
          </table:table-cell>
          <table:table-cell office:value-type="string">
            <text:p>LC/LSdC</text:p>
          </table:table-cell>
          <table:table-cell office:value-type="float" office:value="1306">
            <text:p>1306</text:p>
          </table:table-cell>
          <table:table-cell table:formula="of:=[.D70]-1248" office:value-type="float" office:value="58">
            <text:p>58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Red moon of Zembabwei</text:p>
          </table:table-cell>
          <table:table-cell office:value-type="string">
            <text:p>Conan of Aquilonia</text:p>
          </table:table-cell>
          <table:table-cell office:value-type="string">
            <text:p>LC/LSdC</text:p>
          </table:table-cell>
          <table:table-cell office:value-type="float" office:value="1307">
            <text:p>1307</text:p>
          </table:table-cell>
          <table:table-cell table:formula="of:=[.D71]-1248" office:value-type="float" office:value="59">
            <text:p>5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Shadows in the skull</text:p>
          </table:table-cell>
          <table:table-cell office:value-type="string">
            <text:p>Conan of Aquilonia</text:p>
          </table:table-cell>
          <table:table-cell office:value-type="string">
            <text:p>LC/LSdC</text:p>
          </table:table-cell>
          <table:table-cell office:value-type="float" office:value="1307">
            <text:p>1307</text:p>
          </table:table-cell>
          <table:table-cell table:formula="of:=[.D72]-1248" office:value-type="float" office:value="59">
            <text:p>59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>
            <text:p>Conan of the isles</text:p>
          </table:table-cell>
          <table:table-cell/>
          <table:table-cell office:value-type="string">
            <text:p>LC/LSdC</text:p>
          </table:table-cell>
          <table:table-cell office:value-type="float" office:value="1310">
            <text:p>1310</text:p>
          </table:table-cell>
          <table:table-cell table:formula="of:=[.D73]-1248" office:value-type="float" office:value="62">
            <text:p>62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73 Stories</text:p>
          </table:table-cell>
          <table:table-cell table:style-name="ce4" office:value-type="string">
            <text:p>10 Anthologies</text:p>
          </table:table-cell>
          <table:table-cell table:style-name="ce6" office:value-type="string">
            <text:p>REH = Howard</text:p>
          </table:table-cell>
          <table:table-cell table:style-name="ce8" office:value-type="string">
            <text:p>Conan born</text:p>
          </table:table-cell>
          <table:table-cell office:value-type="string">
            <text:p>AGE OF CONAN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LC = Lin Carter</text:p>
          </table:table-cell>
          <table:table-cell table:style-name="ce8" office:value-type="string">
            <text:p><text:s/>in 1248</text:p>
          </table:table-cell>
          <table:table-cell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LSdC = L Sprague de Camp</text:p>
          </table:table-cell>
          <table:table-cell table:style-name="ce8"/>
          <table:table-cell/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6" office:value-type="string">
            <text:p>SP = Steven Perr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AJO = Andrew J <text:span text:style-name="T1">Offutt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RJ = Robert Jorda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JMR = John M Robert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BN = <text:span text:style-name="T2">Bjorn</text:span> <text:span text:style-name="T2">Nyberg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KEW = Karl E Wagn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PA = <text:span text:style-name="T3">Poul</text:span> Anders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Leonard Carpent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RG = Roland Green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niclesIII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onan of Venarium </text:p>
          </table:table-cell>
          <table:table-cell office:value-type="string">
            <text:p><text:s/>Harry Turtledove.epub</text:p>
          </table:table-cell>
          <table:table-cell table:number-columns-repeated="1021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" office:value-type="string">
            <text:p>Legions of the dead</text:p>
          </table:table-cell>
          <table:table-cell table:style-name="ce10"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 Thing in the Crypt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an the Defiant </text:p>
          </table:table-cell>
          <table:table-cell office:value-type="string">
            <text:p><text:s/>Steve Perry.epub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an the Hunter </text:p>
          </table:table-cell>
          <table:table-cell office:value-type="string">
            <text:p><text:s/>Sean A. Moore.epub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an the Indomitable </text:p>
          </table:table-cell>
          <table:table-cell office:value-type="string">
            <text:p><text:s/>Steve Perry.epub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an the Freelance </text:p>
          </table:table-cell>
          <table:table-cell office:value-type="string">
            <text:p><text:s/>Steve Perry.epub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an the Formidable </text:p>
          </table:table-cell>
          <table:table-cell office:value-type="string">
            <text:p><text:s/>Steve Perry.epub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wer Of The Elephant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11" office:value-type="string">
            <text:p>Conan and the Sorcerer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11">
            <text:p>11</text:p>
          </table:table-cell>
          <table:table-cell table:style-name="ce11" office:value-type="string">
            <text:p>Conan the Mercenary</text:p>
          </table:table-cell>
          <table:table-cell table:style-name="ce10"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an And The Sword of Skelos </text:p>
          </table:table-cell>
          <table:table-cell office:value-type="string">
            <text:p><text:s/>Andrew Offutt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13">
            <text:p>13</text:p>
          </table:table-cell>
          <table:table-cell table:style-name="ce11" office:value-type="string">
            <text:p>Conan the Outcast</text:p>
          </table:table-cell>
          <table:table-cell table:style-name="ce10"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an the Magnificent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an the Invincible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16">
            <text:p>16</text:p>
          </table:table-cell>
          <table:table-cell table:style-name="ce11" office:value-type="string">
            <text:p>The Hall of the Dead</text:p>
          </table:table-cell>
          <table:table-cell table:style-name="ce10"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an the Fearless </text:p>
          </table:table-cell>
          <table:table-cell office:value-type="string">
            <text:p><text:s/>Steve Perry.epub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od in the Bowl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an the Warlord </text:p>
          </table:table-cell>
          <table:table-cell office:value-type="string">
            <text:p><text:s/>Leonard Carpenter.epub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gues in the House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an the Victorious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an the Unconquered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he Hand of Nergal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 City of Skulls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an the Hero </text:p>
          </table:table-cell>
          <table:table-cell office:value-type="string">
            <text:p><text:s/>Leonard Carpenter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1" office:value-type="string">
            <text:p>The People of the Summit</text:p>
          </table:table-cell>
          <table:table-cell table:style-name="ce10"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 Curse of the Monolith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an The Valiant </text:p>
          </table:table-cell>
          <table:table-cell office:value-type="string">
            <text:p><text:s/>Roland Green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1" office:value-type="string">
            <text:p>The Curse of the Monolith</text:p>
          </table:table-cell>
          <table:table-cell table:style-name="ce10"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e Bloodstained God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an the Valorous </text:p>
          </table:table-cell>
          <table:table-cell office:value-type="string">
            <text:p><text:s/>John Maddox Roberts.epub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he Frost Giant's Daughter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he Lair of the Ice Worm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an the Relentless </text:p>
          </table:table-cell>
          <table:table-cell office:value-type="string">
            <text:p><text:s/>Roland Green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35">
            <text:p>35</text:p>
          </table:table-cell>
          <table:table-cell table:style-name="ce11" office:value-type="string">
            <text:p>Conan the Savage</text:p>
          </table:table-cell>
          <table:table-cell table:style-name="ce10"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an the Defender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an the Triumphant </text:p>
          </table:table-cell>
          <table:table-cell office:value-type="string">
            <text:p><text:s/>Robert Jordan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38">
            <text:p>38</text:p>
          </table:table-cell>
          <table:table-cell table:style-name="ce11" office:value-type="string">
            <text:p>Conan the Guardian</text:p>
          </table:table-cell>
          <table:table-cell table:style-name="ce10"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Queen of the Black Coast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40">
            <text:p>40</text:p>
          </table:table-cell>
          <table:table-cell table:style-name="ce11" office:value-type="string">
            <text:p>Conan the Rebel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41">
            <text:p>41</text:p>
          </table:table-cell>
          <table:table-cell table:style-name="ce11" office:value-type="string">
            <text:p>Queen of the Black Coast (pt 2)</text:p>
          </table:table-cell>
          <table:table-cell table:style-name="ce10"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an at the Demon's Gate </text:p>
          </table:table-cell>
          <table:table-cell office:value-type="string">
            <text:p><text:s/>Roland Green.epub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ale of Lost Women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he Castle of Terror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e Snout in the Dark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46">
            <text:p>46</text:p>
          </table:table-cell>
          <table:table-cell table:style-name="ce11" office:value-type="string">
            <text:p>Conan the Gladiator</text:p>
          </table:table-cell>
          <table:table-cell table:style-name="ce10"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nan and the Emerald Lotus </text:p>
          </table:table-cell>
          <table:table-cell office:value-type="string">
            <text:p><text:s/>John C. Hocking.epub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Hawks Over Shem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lack Colossus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50">
            <text:p>50</text:p>
          </table:table-cell>
          <table:table-cell table:style-name="ce11" office:value-type="string">
            <text:p>Shadows in the Dark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51">
            <text:p>51</text:p>
          </table:table-cell>
          <table:table-cell table:style-name="ce11" office:value-type="string">
            <text:p>Conan: The Road of Kings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52">
            <text:p>52</text:p>
          </table:table-cell>
          <table:table-cell table:style-name="ce11" office:value-type="string">
            <text:p>Conan the Renegade</text:p>
          </table:table-cell>
          <table:table-cell table:style-name="ce10"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hadows in the Moonlight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54">
            <text:p>54</text:p>
          </table:table-cell>
          <table:table-cell table:style-name="ce11" office:value-type="string">
            <text:p>Conan of the Red Brotherhood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55">
            <text:p>55</text:p>
          </table:table-cell>
          <table:table-cell table:style-name="ce11" office:value-type="string">
            <text:p>Conan: Scourge of the Bloody Coast</text:p>
          </table:table-cell>
          <table:table-cell table:style-name="ce10"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an the Champion </text:p>
          </table:table-cell>
          <table:table-cell office:value-type="string">
            <text:p><text:s/>John Maddox Roberts.epub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he Road of the Eagles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 Witch Shall Be Born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Black Tears </text:p>
          </table:table-cell>
          <table:table-cell office:value-type="string">
            <text:p><text:s/>L. Sprague De Camp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60">
            <text:p>60</text:p>
          </table:table-cell>
          <table:table-cell table:style-name="ce11" office:value-type="string">
            <text:p>Conan and the Manhunters</text:p>
          </table:table-cell>
          <table:table-cell table:style-name="ce10"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hadows in Zamboula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62">
            <text:p>62</text:p>
          </table:table-cell>
          <table:table-cell table:style-name="ce11" office:value-type="string">
            <text:p>Conan the Raider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63">
            <text:p>63</text:p>
          </table:table-cell>
          <table:table-cell table:style-name="ce11" office:value-type="string">
            <text:p>The Star of Khorala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64">
            <text:p>64</text:p>
          </table:table-cell>
          <table:table-cell table:style-name="ce11" office:value-type="string">
            <text:p>Conan and the Death Lord of Thanza </text:p>
          </table:table-cell>
          <table:table-cell table:style-name="ce10"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nan and the Amazon </text:p>
          </table:table-cell>
          <table:table-cell office:value-type="string">
            <text:p><text:s/>John Maddox Roberts.epub</text:p>
          </table:table-cell>
          <table:table-cell table:number-columns-repeated="1021"/>
        </table:table-row>
        <table:table-row table:style-name="ro2">
          <table:table-cell table:style-name="ce10" office:value-type="float" office:value="65">
            <text:p>65</text:p>
          </table:table-cell>
          <table:table-cell table:style-name="ce11" office:value-type="string">
            <text:p>The Witch of the Mists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evil in Iron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nan_ The Flame Knife </text:p>
          </table:table-cell>
          <table:table-cell office:value-type="string">
            <text:p><text:s/>Robert E. Howard &amp; L. Sprague De Camp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68">
            <text:p>68</text:p>
          </table:table-cell>
          <table:table-cell table:style-name="ce11" office:value-type="string">
            <text:p>Conan and the Shaman’s Curse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eople of the Black Circle </text:p>
          </table:table-cell>
          <table:table-cell office:value-type="string">
            <text:p><text:s/>Robert E. Howard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70">
            <text:p>70</text:p>
          </table:table-cell>
          <table:table-cell table:style-name="ce11" office:value-type="string">
            <text:p>Conan the Marauder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nan &amp; the Mists of Doom </text:p>
          </table:table-cell>
          <table:table-cell office:value-type="string">
            <text:p><text:s/>Roland Green.epub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he Slithering Shadow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rums of Tombalku </text:p>
          </table:table-cell>
          <table:table-cell office:value-type="string">
            <text:p><text:s/>Robert E. Howard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74">
            <text:p>74</text:p>
          </table:table-cell>
          <table:table-cell table:style-name="ce11" office:value-type="string">
            <text:p>The Gem in the Tower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75">
            <text:p>75</text:p>
          </table:table-cell>
          <table:table-cell table:style-name="ce11" office:value-type="string">
            <text:p>Conan and the Grim Grey God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he Pool of the Black One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nan the Buccaneer </text:p>
          </table:table-cell>
          <table:table-cell office:value-type="string">
            <text:p><text:s/>Lyon Sprague De Camp &amp; Lin Carter &amp; Robert E. Howard.epub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Red Nails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nan And the Gods of the Mountain </text:p>
          </table:table-cell>
          <table:table-cell office:value-type="string">
            <text:p><text:s/>Roland Green.epub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he Jewels of Gwahlur </text:p>
          </table:table-cell>
          <table:table-cell office:value-type="string">
            <text:p><text:s/>Robert E. Howard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81">
            <text:p>81</text:p>
          </table:table-cell>
          <table:table-cell table:style-name="ce11" office:value-type="string">
            <text:p>The Ivory Goddess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82">
            <text:p>82</text:p>
          </table:table-cell>
          <table:table-cell table:style-name="ce11" office:value-type="string">
            <text:p>Conan and the Treasure of Python 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83">
            <text:p>83</text:p>
          </table:table-cell>
          <table:table-cell table:style-name="ce11" office:value-type="string">
            <text:p>Conan: Lord of the Black River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84">
            <text:p>84</text:p>
          </table:table-cell>
          <table:table-cell table:style-name="ce11" office:value-type="string">
            <text:p>Conan the Rogue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Beyond the Black River </text:p>
          </table:table-cell>
          <table:table-cell office:value-type="string">
            <text:p><text:s/>Robert E. Howard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86">
            <text:p>86</text:p>
          </table:table-cell>
          <table:table-cell table:style-name="ce11" office:value-type="string">
            <text:p>Moon of Blood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87">
            <text:p>87</text:p>
          </table:table-cell>
          <table:table-cell table:style-name="ce11" office:value-type="string">
            <text:p>The Treasure of Tranicos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olves Beyond the Border </text:p>
          </table:table-cell>
          <table:table-cell office:value-type="string">
            <text:p><text:s/>Robert E. Howard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89">
            <text:p>89</text:p>
          </table:table-cell>
          <table:table-cell table:style-name="ce11" office:value-type="string">
            <text:p>Conan the Liberator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e Phoenix on the Sword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he Scarlet Citadel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he Hour of the Dragon </text:p>
          </table:table-cell>
          <table:table-cell office:value-type="string">
            <text:p><text:s/>Robert E. Howard.epub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onan the Avenger </text:p>
          </table:table-cell>
          <table:table-cell office:value-type="string">
            <text:p><text:s/>Robert E. Howard &amp; Bjorn Nyberg &amp; L. Sprague De Camp.epub</text:p>
          </table:table-cell>
          <table:table-cell table:style-name="ce10" table:number-columns-repeated="1021"/>
        </table:table-row>
        <table:table-row table:style-name="ro2">
          <table:table-cell table:style-name="ce10" office:value-type="float" office:value="94">
            <text:p>94</text:p>
          </table:table-cell>
          <table:table-cell table:style-name="ce11" office:value-type="string">
            <text:p>Conan the Great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96">
            <text:p>96</text:p>
          </table:table-cell>
          <table:table-cell table:style-name="ce11" office:value-type="string">
            <text:p>Black Sphinx of Nebthu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97">
            <text:p>97</text:p>
          </table:table-cell>
          <table:table-cell table:style-name="ce11" office:value-type="string">
            <text:p>Red Moon of Zembabwei</text:p>
          </table:table-cell>
          <table:table-cell table:style-name="ce10" table:number-columns-repeated="1022"/>
        </table:table-row>
        <table:table-row table:style-name="ro2">
          <table:table-cell table:style-name="ce10" office:value-type="float" office:value="98">
            <text:p>98</text:p>
          </table:table-cell>
          <table:table-cell table:style-name="ce11" office:value-type="string">
            <text:p>Shadows in the Skull</text:p>
          </table:table-cell>
          <table:table-cell table:style-name="ce10"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onan of the Isles </text:p>
          </table:table-cell>
          <table:table-cell office:value-type="string">
            <text:p><text:s/>L. Sprague De Camp &amp; Lin Carter.epub</text:p>
          </table:table-cell>
          <table:table-cell table:number-columns-repeated="1021"/>
        </table:table-row>
      </table:table>
      <table:database-ranges>
        <table:database-range table:target-range-address="ChroniclesIII.A1:ChroniclesIII.C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9/01/2014</text:date>, <text:time>23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Ferguson</meta:initial-creator>
    <meta:creation-date>2011-10-11T02:59:43.64</meta:creation-date>
    <dc:date>2014-01-09T23:07:54.32</dc:date>
    <meta:editing-duration>PT19H7M49S</meta:editing-duration>
    <meta:editing-cycles>33</meta:editing-cycles>
    <meta:generator>OpenOffice/4.0.1$Win32 OpenOffice.org_project/401m5$Build-9714</meta:generator>
    <meta:document-statistic meta:table-count="2" meta:cell-count="615" meta:object-count="0"/>
  </office:meta>
</office:document-meta>
</file>